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center" draw:textarea-vertical-align="middle"/>
    </style:style>
    <style:style style:name="gr2" style:family="graphic" style:parent-style-name="standard">
      <style:graphic-properties draw:stroke="dash" draw:stroke-dash="Ultrafine_20_Dashed" draw:fill="solid"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503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  <style:text-properties fo:font-family="'Times New Roman'" style:font-family-generic="roman" style:font-pitch="variable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2pt"/>
    </style:style>
    <style:style style:name="P3" style:family="paragraph">
      <style:text-properties fo:font-size="12pt"/>
    </style:style>
    <style:style style:name="T1" style:family="text">
      <style:text-properties fo:font-family="'Times New Roman'" style:font-family-generic="roman" style:font-pitch="variable"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2" draw:layer="layout" svg:width="2cm" svg:height="3.5cm" svg:x="0.5cm" svg:y="0.25cm">
            <text:p text:style-name="P1"><text:span text:style-name="T1">Mumble</text:span></text:p>
            <text:p text:style-name="P1"><text:span text:style-name="T1">Client</text:span></text:p>
          </draw:rect>
          <draw:rect draw:style-name="gr1" draw:text-style-name="P2" draw:layer="layout" svg:width="2cm" svg:height="3.5cm" svg:x="7.5cm" svg:y="0.25cm">
            <text:p text:style-name="P1"><text:span text:style-name="T1">Murmur</text:span></text:p>
            <text:p text:style-name="P1"><text:span text:style-name="T1">Server</text:span></text:p>
          </draw:rect>
          <draw:custom-shape draw:style-name="gr2" draw:text-style-name="P3" draw:layer="layout" svg:width="4cm" svg:height="0.451cm" svg:x="3cm" svg:y="1.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" draw:text-style-name="P3" draw:layer="layout" svg:width="4cm" svg:height="0.451cm" svg:x="3cm" svg:y="3.2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4" draw:text-style-name="P2" draw:layer="layout" svg:width="5cm" svg:height="1.217cm" svg:x="2.5cm" svg:y="0.25cm">
            <draw:text-box>
              <text:p text:style-name="P1"><text:span text:style-name="T1">UDP voice channel</text:span></text:p>
              <text:p text:style-name="P1"><text:span text:style-name="T1">(OCB-AES128)</text:span></text:p>
            </draw:text-box>
          </draw:frame>
          <draw:frame draw:style-name="gr5" draw:text-style-name="P2" draw:layer="layout" svg:width="5cm" svg:height="1.217cm" svg:x="2.5cm" svg:y="2.051cm">
            <draw:text-box>
              <text:p text:style-name="P1"><text:span text:style-name="T1">TCP control channel</text:span></text:p>
              <text:p text:style-name="P1"><text:span text:style-name="T1">(TLSv1-AES256-SHA)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tefan Hacker</meta:initial-creator>
    <meta:creation-date>2010-01-24T14:08:28.25</meta:creation-date>
    <dc:date>2010-01-24T14:32:10.54</dc:date>
    <dc:creator>Stefan Hacker</dc:creator>
    <meta:editing-duration>PT00H06M03S</meta:editing-duration>
    <meta:editing-cycles>3</meta:editing-cycles>
    <meta:generator>OpenOffice.org/3.1$Win32 OpenOffice.org_project/310m19$Build-9420</meta:generator>
    <meta:document-statistic meta:object-count="7"/>
  </office:meta>
</office:document-meta>
</file>